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3e83" officeooo:paragraph-rsid="000b3e83"/>
    </style:style>
    <style:style style:name="P2" style:family="paragraph" style:parent-style-name="Standard">
      <style:text-properties officeooo:rsid="000c6a62" officeooo:paragraph-rsid="000c6a62"/>
    </style:style>
    <style:style style:name="P3" style:family="paragraph" style:parent-style-name="Standard">
      <style:text-properties fo:font-style="italic" fo:font-weight="bold" officeooo:rsid="00153a4a" officeooo:paragraph-rsid="00153a4a" style:font-style-asian="italic" style:font-weight-asian="bold" style:font-style-complex="italic" style:font-weight-complex="bold"/>
    </style:style>
    <style:style style:name="P4" style:family="paragraph" style:parent-style-name="Standard">
      <style:text-properties fo:font-style="italic" fo:font-weight="bold" officeooo:rsid="00167fdb" officeooo:paragraph-rsid="00167fdb" style:font-style-asian="italic" style:font-weight-asian="bold" style:font-style-complex="italic" style:font-weight-complex="bold"/>
    </style:style>
    <style:style style:name="P5" style:family="paragraph" style:parent-style-name="Standard">
      <style:text-properties fo:font-style="italic" fo:font-weight="bold" officeooo:rsid="00182598" officeooo:paragraph-rsid="00182598" style:font-style-asian="italic" style:font-weight-asian="bold" style:font-style-complex="italic" style:font-weight-complex="bold"/>
    </style:style>
    <style:style style:name="P6" style:family="paragraph" style:parent-style-name="Standard">
      <style:text-properties fo:font-style="italic" fo:font-weight="bold" officeooo:rsid="0019ed15" officeooo:paragraph-rsid="0019ed15" style:font-style-asian="italic" style:font-weight-asian="bold" style:font-style-complex="italic" style:font-weight-complex="bold"/>
    </style:style>
    <style:style style:name="P7" style:family="paragraph" style:parent-style-name="Standard">
      <style:text-properties fo:font-style="italic" fo:font-weight="bold" officeooo:rsid="00208a59" officeooo:paragraph-rsid="00208a59" style:font-style-asian="italic" style:font-weight-asian="bold" style:font-style-complex="italic" style:font-weight-complex="bold"/>
    </style:style>
    <style:style style:name="P8" style:family="paragraph" style:parent-style-name="Standard">
      <style:text-properties fo:font-style="italic" fo:font-weight="bold" officeooo:rsid="0023b891" officeooo:paragraph-rsid="0023b891" style:font-style-asian="italic" style:font-weight-asian="bold" style:font-style-complex="italic" style:font-weight-complex="bold"/>
    </style:style>
    <style:style style:name="P9" style:family="paragraph" style:parent-style-name="Standard">
      <style:text-properties fo:font-style="italic" fo:font-weight="bold" officeooo:rsid="0024b529" officeooo:paragraph-rsid="0024b529" style:font-style-asian="italic" style:font-weight-asian="bold" style:font-style-complex="italic" style:font-weight-complex="bold"/>
    </style:style>
    <style:style style:name="P10" style:family="paragraph" style:parent-style-name="Standard">
      <style:text-properties fo:font-style="italic" style:text-underline-style="none" fo:font-weight="bold" officeooo:rsid="000b3e83" officeooo:paragraph-rsid="000b3e83" style:font-style-asian="italic" style:font-weight-asian="bold" style:font-style-complex="italic" style:font-weight-complex="bold"/>
    </style:style>
    <style:style style:name="P11" style:family="paragraph" style:parent-style-name="Standard">
      <style:text-properties officeooo:rsid="000f521b" officeooo:paragraph-rsid="000f521b"/>
    </style:style>
    <style:style style:name="P12" style:family="paragraph" style:parent-style-name="Standard">
      <style:text-properties officeooo:rsid="00140bc7" officeooo:paragraph-rsid="00140bc7"/>
    </style:style>
    <style:style style:name="P13" style:family="paragraph" style:parent-style-name="Standard">
      <style:text-properties officeooo:rsid="00153a4a" officeooo:paragraph-rsid="00153a4a"/>
    </style:style>
    <style:style style:name="P14" style:family="paragraph" style:parent-style-name="Standard">
      <style:text-properties fo:font-style="normal" fo:font-weight="normal" officeooo:rsid="00167fdb" officeooo:paragraph-rsid="00167fdb" style:font-style-asian="normal" style:font-weight-asian="normal" style:font-style-complex="normal" style:font-weight-complex="normal"/>
    </style:style>
    <style:style style:name="P15" style:family="paragraph" style:parent-style-name="Standard">
      <style:text-properties officeooo:rsid="00167fdb" officeooo:paragraph-rsid="00167fdb"/>
    </style:style>
    <style:style style:name="T1" style:family="text">
      <style:text-properties fo:font-size="21pt" officeooo:rsid="00153a4a" style:font-size-asian="21pt" style:font-size-complex="21pt"/>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699fc" style:font-style-asian="normal" style:font-weight-asian="normal" style:font-style-complex="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8pt" fo:font-style="normal" fo:font-weight="normal" style:font-size-asian="18pt" style:font-style-asian="normal" style:font-weight-asian="normal" style:font-size-complex="18pt" style:font-style-complex="normal" style:font-weight-complex="normal"/>
    </style:style>
    <style:style style:name="T8" style:family="text">
      <style:text-properties fo:font-size="18pt" fo:font-style="normal" style:font-size-asian="18pt" style:font-style-asian="normal" style:font-size-complex="18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Présentation du système solaire en AR</text:span><text:line-break/><text:line-break/>Description des planètes du système solaire.</text:p>
      <text:p text:style-name="P1"/>
      <text:p text:style-name="P2">Soleil → Le Soleil est l'étoile au centre de notre système solaire. Il est essentiellement composé d'hydrogène et d'hélium et produit de l'énergie par fusion nucléaire. Sa lumière et sa chaleur sont cruciales pour la vie sur Terre. Le Soleil a un diamètre d'environ 1,4 million de kilomètres et une température de surface d'environ 5 500 degrés Celsius.</text:p>
      <text:p text:style-name="P2"/>
      <text:p text:style-name="P2">Mercure → Mercure est la planète la plus proche du Soleil dans notre système solaire. C'est également la plus petite des huit planètes. En raison de sa proximité avec le Soleil, Mercure connaît des températures extrêmes, allant de très chaudes le jour à très froides la nuit. La planète est caractérisée par une surface rocheuse et cratérisée, similaire à celle de la Lune. Une année sur Mercure dure environ 88 jours terrestres, tandis qu'une journée sur Mercure équivaut à environ 59 jours terrestres.</text:p>
      <text:p text:style-name="P2"/>
      <text:p text:style-name="P2">Venus → Vénus est la deuxième planète à partir du Soleil et est souvent appelée l'étoile du berger en raison de sa brillance dans le ciel nocturne. Elle est similaire en taille à la Terre mais possède une atmosphère extrêmement dense composée principalement de dioxyde de carbone, créant un effet de serre intense. La surface de Vénus est extrêmement chaude, avec des températures dépassant les 460 degrés Celsius, et est couverte de volcans et de plaines de lave. Une journée sur Vénus dure plus longtemps qu'une année vénusienne, avec une rotation sur elle-même de 243 jours terrestres, tandis qu'une année sur Vénus dure environ 225 jours terrestres.</text:p>
      <text:p text:style-name="P2"/>
      <text:p text:style-name="P2">Terre → La Terre est la troisième planète à partir du Soleil et la seule connue à abriter la vie. Elle est composée de plusieurs couches, dont la croûte, le manteau et le noyau. La surface de la Terre est principalement couverte d'océans, avec des continents et des îles émergés. L'atmosphère terrestre, riche en oxygène et en azote, protège la planète des rayonnements solaires et permet la vie. La Terre a un satellite naturel, la Lune, qui influence les marées. Une journée sur Terre dure environ 24 heures, et une année dure environ 365,25 jours.</text:p>
      <text:p text:style-name="P2"/>
      <text:p text:style-name="P2">Mars → Mars est la quatrième planète à partir du Soleil et est souvent appelée la planète rouge en raison de la couleur rougeâtre de sa surface, due à la présence d'oxyde de fer. Elle est environ la moitié du diamètre de la Terre et possède une atmosphère ténue composée principalement de dioxyde de carbone. Mars présente des caractéristiques géologiques variées, y compris des volcans, des canyons et des calottes polaires. Une journée sur Mars, appelée sol, dure environ 24,6 heures terrestres, et une année martienne dure environ 687 jours terrestres. Mars est également connue pour ses deux petites lunes, Phobos et Deimos.</text:p>
      <text:p text:style-name="P2"><text:s/></text:p>
      <text:p text:style-name="P2">Jupiter → Jupiter est la cinquième planète à partir du Soleil et la plus grande du système solaire. C'est une géante gazeuse composée principalement d'hydrogène et d'hélium. Jupiter est célèbre pour sa Grande Tache Rouge, une tempête anticyclonique qui persiste depuis au moins 350 ans. La planète possède également un puissant champ magnétique et un système complexe d'anneaux. Jupiter a au moins 79 lunes confirmées, les quatre plus grandes étant Io, Europe, Ganymède et Callisto. Une journée sur Jupiter dure environ 9,9 heures terrestres, tandis qu'une année jovienne dure environ 12 ans terrestres.</text:p>
      <text:p text:style-name="P2"/>
      <text:p text:style-name="P2"><text:line-break/><text:line-break/><text:line-break/><text:line-break/><text:line-break/><text:soft-page-break/><text:line-break/><text:line-break/>Saturne → Saturne est la sixième planète à partir du Soleil et la deuxième plus grande de notre système solaire. C'est une géante gazeuse composée principalement d'hydrogène et d'hélium. Saturne est célèbre pour ses magnifiques anneaux, qui sont les plus spectaculaires et complexes du système solaire. La planète a une teinte jaune pâle due aux cristaux d'ammoniac dans son atmosphère supérieure. Saturne possède au moins 274 lunes, dont 63 sont officiellement nommées, et son plus grand satellite, Titan, est la seule lune du système solaire à avoir une atmosphère substantielle. Une journée sur Saturne dure environ 10,7 heures, et une année saturnienne équivaut à environ 29,4 années terrestres.</text:p>
      <text:p text:style-name="P2"/>
      <text:p text:style-name="P2">Uranus → Uranus est la septième planète à partir du Soleil et la troisième plus grande en diamètre dans notre système solaire. Elle est connue pour son inclinaison axiale unique de 97,7 degrés, ce qui lui donne l'apparence de tourner sur le côté. Cette inclinaison extrême entraîne des saisons très marquées. Uranus est une géante de glace composée principalement de glace d'eau, d'ammoniac et de méthane, avec une atmosphère riche en hydrogène et en hélium. La planète est entourée de 13 anneaux ténus et possède 28 lunes connues, dont certaines portent le nom de personnages des œuvres de William Shakespeare et Alexander Pope. Uranus a été découverte en 1781 par William Herschel et est la première planète à avoir été identifiée grâce à un télescope.</text:p>
      <text:p text:style-name="P2"/>
      <text:p text:style-name="P2">Neptune →Neptune est la huitième planète du système solaire en partant du Soleil. C'est une géante de glace, caractérisée par sa couleur bleue profonde due à la présence de méthane dans son atmosphère. Neptune est connue pour ses vents extrêmement puissants, les plus rapides du système solaire, et pour sa grande tache sombre, une tempête anticyclonique. Elle possède également 14 lunes confirmées, la plus grande étant Triton. Neptune a été découverte en 1846 grâce à des calculs mathématiques, ce qui en fait la seule planète dont l'existence a été prédite avant d'être observée.</text:p>
      <text:p text:style-name="P2"/>
      <text:p text:style-name="P2"/>
      <text:p text:style-name="P2"/>
      <text:p text:style-name="P3">Autre information sympa:</text:p>
      <text:p text:style-name="P13"/>
      <text:p text:style-name="P11">Me Voici Tout Mouiller Je Suis Un Nuage.</text:p>
      <text:p text:style-name="P13">Pour apprendre l’ordre des planètes du système solaire.</text:p>
      <text:p text:style-name="P11"/>
      <text:p text:style-name="P11"/>
      <text:p text:style-name="P12"><text:span text:style-name="T6">Fiche descriptive de chaque planète:</text:span><text:span text:style-name="T4"><text:line-break/><text:line-break/>### Mercure<text:line-break/>- **Vitesse de rotation autour du Soleil** : 47,36 km/s<text:line-break/> <text:s/>- **Période orbitale** : 87,97 jours terrestres<text:line-break/>- **Vitesse de rotation sur elle-même** : Très lente, environ 10,89 km/h<text:line-break/> <text:s/>- **Période de rotation** : 58,65 jours terrestres<text:line-break/>- **Nombre de satellites** : 0<text:line-break/>- **Températures jour/nuit** : Jour : 427°C, Nuit : -173°C<text:line-break/>- **Taille/Diamètre** : 4 879 km<text:line-break/>- **Type** : Rocheuse<text:line-break/>- **Couleur** : Grisâtre, semblable à la Lune<text:line-break/><text:line-break/>### Vénus<text:line-break/>- **Vitesse de rotation autour du Soleil** : 35,02 km/s<text:line-break/> <text:s/>- **Période orbitale** : 224,7 jours terrestres<text:line-break/>- **Vitesse de rotation sur elle-même** : Très lente, environ 6,52 km/h (rétrograde)<text:line-break/></text:span><text:soft-page-break/><text:span text:style-name="T4"> <text:s/>- **Période de rotation** : 243 jours terrestres<text:line-break/>- **Nombre de satellites** : 0<text:line-break/>- **Températures jour/nuit** : Jour : 462°C, Nuit : 462°C (peu de variation)<text:line-break/>- **Taille/Diamètre** : 12 104 km<text:line-break/>- **Type** : Rocheuse<text:line-break/>- **Couleur** : Blanc-jaunâtre, due à son épaisse couverture nuageuse<text:line-break/><text:line-break/>### Terre<text:line-break/>- **Vitesse de rotation autour du Soleil** : 29,78 km/s<text:line-break/> <text:s/>- **Période orbitale** : 365,24 jours terrestres<text:line-break/>- **Vitesse de rotation sur elle-même** : 1 674,4 km/h<text:line-break/> <text:s/>- **Période de rotation** : 23,93 heures<text:line-break/>- **Nombre de satellites** : 1 (la Lune)<text:line-break/>- **Températures jour/nuit** : Variable, moyenne : Jour : 15°C, Nuit : 10°C<text:line-break/>- **Taille/Diamètre** : 12 742 km<text:line-break/>- **Type** : Rocheuse<text:line-break/>- **Couleur** : Bleue avec des nuances de blanc (nuages) et de brun (terres émergées)<text:line-break/><text:line-break/>### Mars<text:line-break/>- **Vitesse de rotation autour du Soleil** : 24,07 km/s<text:line-break/> <text:s/>- **Période orbitale** : 686,98 jours terrestres<text:line-break/>- **Vitesse de rotation sur elle-même** : 868,7 km/h<text:line-break/> <text:s/>- **Période de rotation** : 24,62 heures<text:line-break/>- **Nombre de satellites** : 2 (Phobos et Deimos)<text:line-break/>- **Températures jour/nuit** : Jour : -20°C, Nuit : -80°C<text:line-break/>- **Taille/Diamètre** : 6 779 km<text:line-break/>- **Type** : Rocheuse<text:line-break/>- **Couleur** : Rougeâtre, due à la présence d'oxyde de fer (rouille)<text:line-break/><text:line-break/>### Jupiter<text:line-break/>- **Vitesse de rotation autour du Soleil** : 13,07 km/s<text:line-break/> <text:s/>- **Période orbitale** : 11,86 années terrestres<text:line-break/>- **Vitesse de rotation sur elle-même** : 44 816 km/h (varie avec la latitude)<text:line-break/> <text:s/>- **Période de rotation** : 9,92 heures<text:line-break/>- **Nombre de satellites** : 79 confirmés<text:line-break/>- **Températures jour/nuit** : Jour : -108°C, Nuit : -108°C (peu de variation)<text:line-break/>- **Taille/Diamètre** : 139 820 km<text:line-break/>- **Type** : Gazeuse<text:line-break/>- **Couleur** : Bandes orange et brunes avec la Grande Tache Rouge<text:line-break/><text:line-break/>### Saturne<text:line-break/>- **Vitesse de rotation autour du Soleil** : 9,69 km/s<text:line-break/> <text:s/>- **Période orbitale** : 29,46 années terrestres<text:line-break/>- **Vitesse de rotation sur elle-même** : 35 496 km/h (varie avec la latitude)<text:line-break/> <text:s/>- **Période de rotation** : 10,66 heures<text:line-break/>- **Nombre de satellites** : 82 confirmés<text:line-break/>- **Températures jour/nuit** : Jour : -139°C, Nuit : -139°C (peu de variation)<text:line-break/>- **Taille/Diamètre** : 116 460 km<text:line-break/>- **Type** : Gazeuse<text:line-break/>- **Couleur** : Jaune pâle avec des bandes plus foncées<text:line-break/><text:line-break/>### Uranus<text:line-break/></text:span><text:soft-page-break/><text:span text:style-name="T4">- **Vitesse de rotation autour du Soleil** : 6,81 km/s<text:line-break/> <text:s/>- **Période orbitale** : 84,01 années terrestres<text:line-break/>- **Vitesse de rotation sur elle-même** : 14 664 km/h (rétrograde)<text:line-break/> <text:s/>- **Période de rotation** : 17,24 heures<text:line-break/>- **Nombre de satellites** : 27 confirmés<text:line-break/>- **Températures jour/nuit** : Jour : -197°C, Nuit : -197°C (peu de variation)<text:line-break/>- **Taille/Diamètre** : 50 724 km<text:line-break/>- **Type** : Gazeuse<text:line-break/>- **Couleur** : Bleu-vert, due à la présence de méthane<text:line-break/><text:line-break/>### Neptune<text:line-break/>- **Vitesse de rotation autour du Soleil** : 5,43 km/s<text:line-break/> <text:s/>- **Période orbitale** : 164,79 années terrestres<text:line-break/>- **Vitesse de rotation sur elle-même** : 20 384 km/h<text:line-break/> <text:s/>- **Période de rotation** : 16,11 heures<text:line-break/>- **Nombre de satellites** : 14 confirmés<text:line-break/>- **Températures jour/nuit** : Jour : -201°C, Nuit : -201°C (peu de variation)<text:line-break/>- **Taille/Diamètre** : 49 244 km<text:line-break/>- **Type** : Gazeuse<text:line-break/>- **Couleur** : Bleu profond, due à la présence de méthane<text:line-break/></text:span></text:p>
      <text:p text:style-name="P12"><text:span text:style-name="T4"/></text:p>
      <text:p text:style-name="P7">Quiz</text:p>
      <text:p text:style-name="P7"/>
      <text:p text:style-name="P7"><text:span text:style-name="T4">Voici les questions avec quatre réponses chacune, dont une vraie :<text:line-break/><text:line-break/>1. **Pourquoi les planètes rocheuses sont plus près du soleil que les planètes gazeuses ?**<text:line-break/> <text:s text:c="2"/>- A) Parce que les planètes gazeuses sont plus légères et ont été poussées vers l'extérieur par les vents solaires.<text:line-break/> <text:s text:c="2"/>- B) Parce que les planètes rocheuses se sont formées plus tard, après la formation des planètes gazeuses.<text:line-break/> <text:s text:c="2"/>- C) Parce que les planètes rocheuses ont une composition plus dense qui les a attirées plus près du Soleil.<text:line-break/> <text:s text:c="2"/>- D) Parce que les planètes gazeuses se sont formées plus loin du Soleil où les températures étaient suffisamment basses pour que les gaz puissent se condenser.<text:line-break/><text:line-break/>2. **C'est quoi une planète gazeuse ?**<text:line-break/> <text:s text:c="2"/>- A) Une planète composée principalement de roches et de métaux.<text:line-break/> <text:s text:c="2"/>- B) Une planète qui n'a pas de noyau solide.<text:line-break/> <text:s text:c="2"/>- C) Une planète dont la surface est recouverte d'eau.<text:line-break/> <text:s text:c="2"/>- D) Une planète composée principalement d'hydrogène et d'hélium, avec une épaisse atmosphère.<text:line-break/><text:line-break/>3. **Quelle est le meilleur moyen mnémotechnique pour se rappeler de l'ordre des planètes du système solaire ?**<text:line-break/> <text:s text:c="2"/>- A) Utiliser les premières lettres des planètes pour former un mot.<text:line-break/> <text:s text:c="2"/>- B) Se rappeler des couleurs associées à chaque planète.<text:line-break/> <text:s text:c="2"/>- C) Utiliser une chanson ou une comptine.<text:line-break/> <text:s text:c="2"/>- D) Se rappeler des distances relatives entre les planètes.<text:line-break/><text:line-break/>4. **Que représente la vitesse de rotation d'une planète sur elle-même ?**<text:line-break/> <text:s text:c="2"/>- A) La vitesse à laquelle la planète tourne autour du Soleil.<text:line-break/> <text:s text:c="2"/>- B) La vitesse à laquelle la planète se déplace dans l'espace.<text:line-break/></text:span><text:soft-page-break/><text:span text:style-name="T4"> <text:s text:c="2"/>- C) La vitesse à laquelle la planète tourne autour de son axe.<text:line-break/> <text:s text:c="2"/>- D) La vitesse à laquelle les satellites de la planète orbitent autour d'elle.<text:line-break/><text:line-break/>5. **Pourquoi Mercure n'a-t-elle pas de satellites naturels ?**<text:line-break/> <text:s text:c="2"/>- A) Parce que Mercure est trop proche du Soleil pour que des satellites puissent se former.<text:line-break/> <text:s text:c="2"/>- B) Parce que Mercure est trop petite pour attirer des satellites.<text:line-break/> <text:s text:c="2"/>- C) Parce que les forces de marée du Soleil empêchent la formation de satellites.<text:line-break/> <text:s text:c="2"/>- D) Parce que Mercure a une atmosphère trop dense pour permettre la formation de satellites.<text:line-break/><text:line-break/>6. **Quelle est la particularité de la rotation de Vénus sur elle-même ?**<text:line-break/> <text:s text:c="2"/>- A) Elle tourne dans le même sens que la plupart des autres planètes.<text:line-break/> <text:s text:c="2"/>- B) Elle tourne très rapidement sur elle-même.<text:line-break/> <text:s text:c="2"/>- C) Elle a une rotation rétrograde, c'est-à-dire dans le sens opposé à la plupart des autres planètes.<text:line-break/> <text:s text:c="2"/>- D) Elle ne tourne pas sur elle-même.<text:line-break/><text:line-break/>7. **Pourquoi Mars est-elle appelée la planète rouge ?**<text:line-break/> <text:s text:c="2"/>- A) Parce qu'elle est recouverte de lave en fusion.<text:line-break/> <text:s text:c="2"/>- B) Parce qu'elle est composée principalement de fer.<text:line-break/> <text:s text:c="2"/>- C) Parce que la présence d'oxyde de fer (rouille) sur sa surface lui donne une couleur rougeâtre.<text:line-break/> <text:s text:c="2"/>- D) Parce qu'elle reflète la lumière rouge du Soleil.<text:line-break/><text:line-break/>8. **Quelle est la caractéristique principale de la Grande Tache Rouge sur Jupiter ?**<text:line-break/> <text:s text:c="2"/>- A) C'est une zone de végétation dense.<text:line-break/> <text:s text:c="2"/>- B) C'est une tempête anticyclonique qui persiste depuis des siècles.<text:line-break/> <text:s text:c="2"/>- C) C'est une région riche en minéraux.<text:line-break/> <text:s text:c="2"/>- D) C'est une zone de glace.<text:line-break/><text:line-break/>9. **Pourquoi Saturne est-elle célèbre ?**<text:line-break/> <text:s text:c="2"/>- A) Pour ses volcans actifs.<text:line-break/> <text:s text:c="2"/>- B) Pour ses anneaux composés de glace et de poussière.<text:line-break/> <text:s text:c="2"/>- C) Pour sa couleur bleue distinctive.<text:line-break/> <text:s text:c="2"/>- D) Pour sa proximité avec la Terre.<text:line-break/><text:line-break/>10. **Quelle est la principale différence entre Uranus et Neptune ?**<text:line-break/> <text:s text:c="3"/>- A) Uranus a une atmosphère plus épaisse que Neptune.<text:line-break/> <text:s text:c="3"/>- B) Neptune est plus éloignée du Soleil qu'Uranus.<text:line-break/> <text:s text:c="3"/>- C) Uranus a une rotation rétrograde, tandis que Neptune a une rotation normale.<text:line-break/> <text:s text:c="3"/>- D) Uranus est plus grande que Neptune.</text:span></text:p>
      <text:p text:style-name="P7"/>
      <text:p text:style-name="P7"/>
      <text:p text:style-name="P7"/>
      <text:p text:style-name="P7"><text:span text:style-name="T8">Voici les bonnes réponses avec une petite explication pour chacune :</text:span><text:line-break/><text:line-break/><text:span text:style-name="T3">1.</text:span><text:span text:style-name="T4"> **Pourquoi les planètes rocheuses sont plus près du soleil que les planètes gazeuses ?**<text:line-break/> <text:s text:c="2"/>- D) Parce que les planètes gazeuses se sont formées plus loin du Soleil où les températures étaient suffisamment basses pour que les gaz puissent se condenser.<text:line-break/> <text:s text:c="2"/>- **Explication :** Les planètes gazeuses </text:span><text:span text:style-name="T5">sont</text:span><text:span text:style-name="T4"> composées principalement d'hydrogène et d'hélium, n'ont pu se former que dans les régions plus froides du système solaire, loin du Soleil, où ces gaz pouvaient se condenser.<text:line-break/><text:line-break/></text:span><text:soft-page-break/><text:span text:style-name="T4">2. **C'est quoi une planète gazeuse ?**<text:line-break/> <text:s text:c="2"/>- D) Une planète composée principalement d'hydrogène et d'hélium, avec une épaisse atmosphère.<text:line-break/> <text:s text:c="2"/>- **Explication :** Les planètes gazeuses, comme Jupiter et Saturne, n'ont pas de surface solide et sont principalement constituées de gaz légers.<text:line-break/><text:line-break/>3. **Quelle est le meilleur moyen mnémotechnique pour se rappeler de l'ordre des planètes du système solaire ?**<text:line-break/> <text:s text:c="2"/>- A) Utiliser les premières lettres des planètes pour former un mot.<text:line-break/> <text:s text:c="2"/>- **Explication :** Un moyen mnémotechnique populaire est d'utiliser une phrase où la première lettre de chaque mot correspond à la première lettre de chaque planète, comme "Me Voici Toute Mouillée, Je Suis Une Nageuse" pour Mercure, Vénus, Terre, Mars, Jupiter, Saturne, Uranus, Neptune.<text:line-break/><text:line-break/>4. **Que représente la vitesse de rotation d'une planète sur elle-même ?**<text:line-break/> <text:s text:c="2"/>- C) La vitesse à laquelle la planète tourne autour de son axe.<text:line-break/> <text:s text:c="2"/>- **Explication :** La vitesse de rotation d'une planète sur elle-même détermine la durée de son jour sidéral, c'est-à-dire le temps qu'il faut pour qu'elle effectue une rotation complète autour de son axe.<text:line-break/><text:line-break/>5. **Pourquoi Mercure n'a-t-elle pas de satellites naturels ?**<text:line-break/> <text:s text:c="2"/>- C) Parce que les forces de marée du Soleil empêchent la formation de satellites.<text:line-break/> <text:s text:c="2"/>- **Explication :** La proximité de Mercure avec le Soleil entraîne des forces de marée qui rendent difficile la capture et le maintien de satellites naturels.<text:line-break/><text:line-break/>6. **Quelle est la particularité de la rotation de Vénus sur elle-même ?**<text:line-break/> <text:s text:c="2"/>- C) Elle a une rotation rétrograde, c'est-à-dire dans le sens opposé à la plupart des autres planètes.<text:line-break/> <text:s text:c="2"/>- **Explication :** Vénus tourne dans le sens inverse des aiguilles d'une montre, contrairement à la plupart des autres planètes qui tournent dans le sens des aiguilles d'une montre.<text:line-break/><text:line-break/>7. **Pourquoi Mars est-elle appelée la planète rouge ?**<text:line-break/> <text:s text:c="2"/>- C) Parce que la présence d'oxyde de fer (rouille) sur sa surface lui donne une couleur rougeâtre.<text:line-break/> <text:s text:c="2"/>- **Explication :** L'oxyde de fer présent dans le sol martien donne à la planète sa teinte rougeâtre distinctive.<text:line-break/><text:line-break/>8. **Quelle est la caractéristique principale de la Grande Tache Rouge sur Jupiter ?**<text:line-break/> <text:s text:c="2"/>- B) C'est une tempête anticyclonique qui persiste depuis des siècles.<text:line-break/> <text:s text:c="2"/>- **Explication :** La Grande Tache Rouge est une énorme tempête qui fait rage sur Jupiter depuis au moins 300 ans.<text:line-break/><text:line-break/>9. **Pourquoi Saturne est-elle célèbre ?**<text:line-break/> <text:s text:c="2"/>- B) Pour ses anneaux composés de glace et de poussière.<text:line-break/> <text:s text:c="2"/>- **Explication :** Les anneaux de Saturne sont l'une des caractéristiques les plus distinctives et célèbres de la planète.<text:line-break/><text:line-break/>10. **Quelle est la principale différence entre Uranus et Neptune ?**<text:line-break/> <text:s text:c="3"/>- B) Neptune est plus éloignée du Soleil qu'Uranus.<text:line-break/> <text:s text:c="3"/>- **Explication :** Neptune est la planète la plus éloignée du Soleil parmi les planètes gazeuses, située après Uranus dans le système solaire.<text:line-break/><text:line-break/></text:span></text:p>
      <text:p text:style-name="P7"><text:span text:style-name="Strong_20_Emphasis">Histoire de l'Exploration Spatiale</text:span> </text:p>
      <text:p text:style-name="P7"/>
      <text:p text:style-name="P8"><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8T09:38:30.809000000</meta:creation-date>
    <dc:date>2025-03-28T10:50:16.784000000</dc:date>
    <meta:editing-duration>PT1H11M36S</meta:editing-duration>
    <meta:editing-cycles>28</meta:editing-cycles>
    <meta:generator>LibreOffice/7.5.0.3$Windows_X86_64 LibreOffice_project/c21113d003cd3efa8c53188764377a8272d9d6de</meta:generator>
    <meta:document-statistic meta:table-count="0" meta:image-count="0" meta:object-count="0" meta:page-count="7" meta:paragraph-count="19" meta:word-count="2681" meta:character-count="16359" meta:non-whitespace-character-count="13437"/>
  </office:meta>
</office:document-meta>
</file>